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name="FreeSans"/>
    </style:style>
    <style:style style:name="P2" style:family="paragraph" style:parent-style-name="Text_20_body">
      <style:text-properties style:font-name="FreeSans" officeooo:rsid="00209c2b" officeooo:paragraph-rsid="00209c2b"/>
    </style:style>
    <style:style style:name="P3" style:family="paragraph" style:parent-style-name="Heading_20_1">
      <style:text-properties officeooo:rsid="00209c2b" officeooo:paragraph-rsid="00209c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utoparams</text:h>
      <text:p text:style-name="P1"/>
      <text:p text:style-name="P2">Autoparams allow for automatically generated values that are updated every frame. For the UFO a timing based autoparam is used to phase it in and out of vis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02:28:58.830133387</meta:creation-date>
    <meta:editing-duration>PT10M50S</meta:editing-duration>
    <meta:editing-cycles>9</meta:editing-cycles>
    <meta:generator>LibreOffice/5.1.4.2$Linux_X86_64 LibreOffice_project/10m0$Build-2</meta:generator>
    <dc:date>2017-01-29T02:39:52.230005933</dc:date>
    <meta:document-statistic meta:table-count="0" meta:image-count="0" meta:object-count="0" meta:page-count="1" meta:paragraph-count="2" meta:word-count="29" meta:character-count="171" meta:non-whitespace-character-count="143"/>
  </office:meta>
</office:document-meta>
</file>